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3F500004F1D00003B562717B787.wmf" manifest:media-type=""/>
  <manifest:file-entry manifest:full-path="Pictures/200000020000009F0000007AFDCC6791.eps" manifest:media-type=""/>
  <manifest:file-entry manifest:full-path="Pictures/20000001000001460000015B25198CC8.svm" manifest:media-type=""/>
  <manifest:file-entry manifest:full-path="Pictures/10000000000000200000002000309F1C.png" manifest:media-type="image/png"/>
  <manifest:file-entry manifest:full-path="Pictures/2000000100000129000000D4A57FA253.svm" manifest:media-type=""/>
  <manifest:file-entry manifest:full-path="Pictures/2000000200000240000001B06EFCD720.eps" manifest:media-type=""/>
  <manifest:file-entry manifest:full-path="Pictures/20000002000002150000009F9792E51A.eps" manifest:media-type=""/>
  <manifest:file-entry manifest:full-path="Pictures/2000000100000170000000D850C35637.svm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Object 15/Configurations2/statusbar/" manifest:media-type=""/>
  <manifest:file-entry manifest:full-path="Object 15/Configurations2/accelerator/current.xml" manifest:media-type=""/>
  <manifest:file-entry manifest:full-path="Object 15/Configurations2/accelerator/" manifest:media-type=""/>
  <manifest:file-entry manifest:full-path="Object 15/Configurations2/floater/" manifest:media-type=""/>
  <manifest:file-entry manifest:full-path="Object 15/Configurations2/popupmenu/" manifest:media-type=""/>
  <manifest:file-entry manifest:full-path="Object 15/Configurations2/progressbar/" manifest:media-type=""/>
  <manifest:file-entry manifest:full-path="Object 15/Configurations2/toolpanel/" manifest:media-type=""/>
  <manifest:file-entry manifest:full-path="Object 15/Configurations2/menubar/" manifest:media-type=""/>
  <manifest:file-entry manifest:full-path="Object 15/Configurations2/toolbar/" manifest:media-type=""/>
  <manifest:file-entry manifest:full-path="Object 15/Configurations2/images/Bitmaps/" manifest:media-type=""/>
  <manifest:file-entry manifest:full-path="Object 15/Configurations2/images/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statusbar/" manifest:media-type=""/>
  <manifest:file-entry manifest:full-path="Object 16/Configurations2/accelerator/current.xml" manifest:media-type=""/>
  <manifest:file-entry manifest:full-path="Object 16/Configurations2/accelerator/" manifest:media-type=""/>
  <manifest:file-entry manifest:full-path="Object 16/Configurations2/floater/" manifest:media-type=""/>
  <manifest:file-entry manifest:full-path="Object 16/Configurations2/popupmenu/" manifest:media-type=""/>
  <manifest:file-entry manifest:full-path="Object 16/Configurations2/progressbar/" manifest:media-type=""/>
  <manifest:file-entry manifest:full-path="Object 16/Configurations2/toolpanel/" manifest:media-type=""/>
  <manifest:file-entry manifest:full-path="Object 16/Configurations2/menubar/" manifest:media-type=""/>
  <manifest:file-entry manifest:full-path="Object 16/Configurations2/toolbar/" manifest:media-type=""/>
  <manifest:file-entry manifest:full-path="Object 16/Configurations2/images/Bitmaps/" manifest:media-type=""/>
  <manifest:file-entry manifest:full-path="Object 16/Configurations2/images/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013cm"/>
    </style:style>
    <style:style style:name="gr3" style:family="graphic" style:parent-style-name="standard">
      <style:graphic-properties draw:stroke="solid"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7" style:family="graphic" style:parent-style-name="standard">
      <style:graphic-properties TexMathsArgs="12§display§V_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3.857cm" svg:height="2.736cm" svg:x="0.609cm" svg:y="0.387cm">
          <draw:image xlink:href="Pictures/200003F500004F1D00003B562717B787.wmf" xlink:type="simple" xlink:show="embed" xlink:actuate="onLoad">
            <text:p/>
          </draw:image>
          <draw:glue-point draw:id="4" svg:x="2.144cm" svg:y="-1.739cm"/>
          <draw:glue-point draw:id="5" svg:x="0.313cm" svg:y="-2.744cm"/>
        </draw:frame>
        <draw:frame draw:style-name="gr1" draw:text-style-name="P1" draw:layer="layout" svg:width="2.647cm" svg:height="2.031cm" svg:x="4.988cm" svg:y="0.519cm">
          <draw:image xlink:href="Pictures/200000020000009F0000007AFDCC6791.eps" xlink:type="simple" xlink:show="embed" xlink:actuate="onLoad">
            <text:p/>
          </draw:image>
        </draw:frame>
        <draw:frame draw:style-name="gr2" draw:text-style-name="P2" draw:layer="layout" svg:width="0.556cm" svg:height="0.725cm" svg:x="7.667cm" svg:y="0.749cm">
          <draw:text-box>
            <text:p><text:span text:style-name="T1">+</text:span></text:p>
          </draw:text-box>
        </draw:frame>
        <draw:frame draw:style-name="gr2" draw:text-style-name="P2" draw:layer="layout" svg:width="0.556cm" svg:height="0.725cm" svg:x="7.719cm" svg:y="1.589cm">
          <draw:text-box>
            <text:p><text:span text:style-name="T1">-</text:span></text:p>
          </draw:text-box>
        </draw:frame>
        <draw:connector draw:style-name="gr3" draw:text-style-name="P3" draw:layer="layout" draw:type="curve" draw:line-skew="3.718cm 1.306cm" svg:x1="3.947cm" svg:y1="1.026cm" svg:x2="3.363cm" svg:y2="1.28cm" draw:start-shape="id1" draw:start-glue-point="3" draw:end-shape="id2" draw:end-glue-point="4" svg:d="m3947 1026c-180 0-150 84-251 115s-333 9-333 139">
          <text:p/>
        </draw:connector>
        <draw:connector draw:style-name="gr3" draw:text-style-name="P3" draw:layer="layout" draw:type="curve" draw:line-skew="2.844cm 0.904cm" svg:x1="3.131cm" svg:y1="0.433cm" svg:x2="2.657cm" svg:y2="1.005cm" draw:start-shape="id3" draw:start-glue-point="3" draw:end-shape="id2" draw:end-glue-point="5" svg:d="m3131 433c-267 0-222 138-274 170s-200-43-200 402">
          <text:p/>
        </draw:connector>
        <draw:frame draw:style-name="gr4" draw:text-style-name="P1" draw:layer="layout" svg:width="0.355cm" svg:height="0.253cm" svg:x="4.527cm" svg:y="1.467cm">
          <draw:image xlink:href="Pictures/2000000100000129000000D4A57FA253.svm" xlink:type="simple" xlink:show="embed" xlink:actuate="onLoad">
            <text:p/>
          </draw:image>
        </draw:frame>
        <draw:frame draw:style-name="gr5" draw:text-style-name="P1" draw:layer="layout" svg:width="0.44cm" svg:height="0.258cm" svg:x="7.776cm" svg:y="1.401cm">
          <draw:image xlink:href="Pictures/2000000100000170000000D850C35637.svm" xlink:type="simple" xlink:show="embed" xlink:actuate="onLoad">
            <text:p/>
          </draw:image>
        </draw:frame>
        <draw:frame draw:style-name="gr4" draw:text-style-name="P1" xml:id="id1" draw:id="id1" draw:layer="layout" svg:width="0.355cm" svg:height="0.253cm" svg:x="3.947cm" svg:y="0.9cm">
          <draw:image xlink:href="Pictures/2000000100000129000000D4A57FA253.svm" xlink:type="simple" xlink:show="embed" xlink:actuate="onLoad">
            <text:p/>
          </draw:image>
        </draw:frame>
        <draw:frame draw:style-name="gr5" draw:text-style-name="P1" xml:id="id3" draw:id="id3" draw:layer="layout" svg:width="0.44cm" svg:height="0.258cm" svg:x="3.131cm" svg:y="0.304cm">
          <draw:image xlink:href="Pictures/2000000100000170000000D850C35637.svm" xlink:type="simple" xlink:show="embed" xlink:actuate="onLoad">
            <text:p/>
          </draw:image>
        </draw:frame>
        <draw:line draw:style-name="gr6" draw:text-style-name="P1" draw:layer="layout" svg:x1="1.359cm" svg:y1="0.962cm" svg:x2="1.098cm" svg:y2="0.962cm">
          <text:p/>
        </draw:line>
        <draw:frame draw:style-name="gr7" draw:text-style-name="P1" draw:layer="layout" svg:width="0.39cm" svg:height="0.415cm" svg:x="0.612cm" svg:y="0.767cm">
          <draw:image xlink:href="Pictures/20000001000001460000015B25198CC8.svm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8.331cm" svg:height="2.499cm" svg:x="0.256cm" svg:y="0.653cm">
          <draw:image xlink:href="Pictures/20000002000002150000009F9792E51A.eps" xlink:type="simple" xlink:show="embed" xlink:actuate="onLoad">
            <text:p/>
          </draw:image>
        </draw:frame>
        <draw:frame draw:style-name="gr1" draw:text-style-name="P1" draw:layer="layout" svg:width="4.724cm" svg:height="2.301cm" svg:x="0.319cm" svg:y="0.559cm">
          <draw:image xlink:href="Pictures/2000000200000240000001B06EFCD720.eps" xlink:type="simple" xlink:show="embed" xlink:actuate="onLoad">
            <text:p/>
          </draw:image>
        </draw:frame>
        <draw:frame draw:style-name="gr8" draw:layer="layout" svg:width="0.408cm" svg:height="0.355cm" svg:x="7.873cm" svg:y="1.66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layer="layout" svg:width="0.424cm" svg:height="0.356cm" svg:x="4.926cm" svg:y="1.71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layer="layout" svg:width="0.468cm" svg:height="0.47cm" svg:x="7.831cm" svg:y="1.19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layer="layout" svg:width="0.538cm" svg:height="0.47cm" svg:x="7.817cm" svg:y="2.10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layer="layout" svg:width="0.424cm" svg:height="0.356cm" svg:x="0.463cm" svg:y="1.41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8" draw:layer="layout" svg:width="0.408cm" svg:height="0.355cm" svg:x="1.601cm" svg:y="0.781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8" draw:layer="layout" svg:width="0.413cm" svg:height="0.309cm" svg:x="6.706cm" svg:y="1.439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8" draw:layer="layout" svg:width="0.401cm" svg:height="0.309cm" svg:x="7.295cm" svg:y="1.41cm">
          <draw:object xlink:href="./Object 16" xlink:type="simple" xlink:show="embed" xlink:actuate="onLoad"/>
          <draw:image xlink:href="./ObjectReplacements/Object 1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4-14T16:08:25</dc:date>
    <dc:creator>kkk </dc:creator>
    <meta:editing-duration>PT8M43S</meta:editing-duration>
    <meta:editing-cycles>5</meta:editing-cycles>
    <meta:generator>LibreOffice/3.3$Linux LibreOffice_project/330m19$Build-401</meta:generator>
    <meta:document-statistic meta:object-count="22"/>
  </office:meta>
</office:document-meta>
</file>

<file path=Object 10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15/content.xml><?xml version="1.0" encoding="utf-8"?>
<math xmlns="http://www.w3.org/1998/Math/MathML">
  <semantics>
    <mrow>
      <mi>C</mi>
    </mrow>
    <annotation encoding="StarMath 5.0">C</annotation>
  </semantics>
</math>
</file>

<file path=Object 16/content.xml><?xml version="1.0" encoding="utf-8"?>
<math xmlns="http://www.w3.org/1998/Math/MathML">
  <semantics>
    <mrow>
      <mi>R</mi>
    </mrow>
    <annotation encoding="StarMath 5.0">R</annotation>
  </semantics>
</math>
</file>

<file path=Object 5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6/content.xml><?xml version="1.0" encoding="utf-8"?>
<math xmlns="http://www.w3.org/1998/Math/MathML">
  <semantics>
    <msub>
      <mi>v</mi>
      <mi>I</mi>
    </msub>
    <annotation encoding="StarMath 5.0">v_I</annotation>
  </semantics>
</math>
</file>

<file path=Object 7/content.xml><?xml version="1.0" encoding="utf-8"?>
<math xmlns="http://www.w3.org/1998/Math/MathML">
  <semantics>
    <mrow>
      <mrow>
        <mo stretchy="false">+</mo>
        <mrow/>
      </mrow>
    </mrow>
    <annotation encoding="StarMath 5.0">+{}</annotation>
  </semantics>
</math>
</file>

<file path=Object 8/content.xml><?xml version="1.0" encoding="utf-8"?>
<math xmlns="http://www.w3.org/1998/Math/MathML">
  <semantics>
    <mrow>
      <mrow>
        <mo stretchy="false">−</mo>
        <mrow/>
      </mrow>
    </mrow>
    <annotation encoding="StarMath 5.0">-{}</annotation>
  </semantics>
</math>
</file>

<file path=Object 9/content.xml><?xml version="1.0" encoding="utf-8"?>
<math xmlns="http://www.w3.org/1998/Math/MathML">
  <semantics>
    <msub>
      <mi>v</mi>
      <mi>I</mi>
    </msub>
    <annotation encoding="StarMath 5.0">v_I</annotation>
  </semantics>
</math>
</file>